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52cm" svg:height="2.138cm" svg:x="16.553cm" svg:y="3.34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52cm" svg:height="2.138cm" svg:x="10.487cm" svg:y="9.358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2" draw:text-style-name="P1" draw:layer="layout" svg:width="5.665cm" svg:height="6.025cm" draw:transform="rotate (-0.111526539202438) translate (13.5086414488616cm 4.38466190529779cm)" svg:viewBox="0 0 5666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3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3.568cm" svg:y="9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6.055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8.16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5cm" svg:height="6.684cm" draw:transform="rotate (0.698131700797732) translate (4.687cm 6.601cm)">
          <text:p/>
          <draw:enhanced-geometry svg:viewBox="0 0 21600 21600" draw:glue-points="21600 0 0 10800 21600 21600" draw:text-areas="13800 ?f9 21600 ?f10" draw:type="left-brace" draw:modifiers="1712.60579064588 10994.03118040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6.369cm" svg:height="2.156cm" svg:x="1.657cm" svg:y="8.759cm">
          <draw:text-box>
            <text:p><text:span text:style-name="T1">Optimal path from</text:span></text:p>
            <text:p><text:span text:style-name="T2">X</text:span><text:span text:style-name="T1"> to </text:span><text:span text:style-name="T2">k</text:span><text:span text:style-name="T1"> using only nodes</text:span></text:p>
            <text:p><text:span text:style-name="T1">from </text:span><text:span text:style-name="T2">1..(k-1)</text:span><text:span text:style-name="T3">.</text:span></text:p>
          </draw:text-box>
        </draw:frame>
        <draw:custom-shape draw:style-name="gr4" draw:text-style-name="P1" draw:layer="layout" svg:width="1.626cm" svg:height="8.675cm" draw:transform="skewX (1.31954142706438E-016) rotate (2.2165681500328) translate (14.217cm 12.686cm)">
          <text:p/>
          <draw:enhanced-geometry svg:viewBox="0 0 21600 21600" draw:mirror-horizontal="false" draw:mirror-vertical="false" draw:glue-points="21600 0 0 10800 21600 21600" draw:text-areas="13800 ?f9 21600 ?f10" draw:type="left-brace" draw:modifiers="1712.60579064588 10994.03118040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6.369cm" svg:height="2.156cm" svg:x="16.277cm" svg:y="10.416cm">
          <draw:text-box>
            <text:p><text:span text:style-name="T1">Optimal path from</text:span></text:p>
            <text:p><text:span text:style-name="T2">k</text:span><text:span text:style-name="T1"> to </text:span><text:span text:style-name="T2">Y</text:span><text:span text:style-name="T1"> using only nodes</text:span></text:p>
            <text:p><text:span text:style-name="T1">from </text:span><text:span text:style-name="T2">1..(k-1)</text:span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7T08:51:58.922812628</dc:date>
    <dc:creator>elucterio </dc:creator>
    <meta:editing-duration>PT9M57S</meta:editing-duration>
    <meta:editing-cycles>5</meta:editing-cycles>
    <meta:generator>LibreOffice/4.2.8.2$Linux_X86_64 LibreOffice_project/420m0$Build-2</meta:generator>
    <meta:document-statistic meta:object-count="14"/>
  </office:meta>
</office:document-meta>
</file>